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29.25pt" style:use-optimal-row-height="true" fo:break-before="auto"/>
    </style:style>
    <style:style style:name="ro1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2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ell Latitude E6540</meta:initial-creator>
    <dc:creator>Marcin</dc:creator>
    <meta:creation-date>2014-11-04T22:12:00Z</meta:creation-date>
    <dc:date>2014-12-03T16:35:58Z</dc:date>
    <meta:editing-cycles>9</meta:editing-cycles>
    <meta:editing-duration>PT3703S</meta:editing-duration>
  </office:meta>
</office:document-meta>
</file>